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paragraph-properties fo:break-before="page"/>
    </style:style>
    <style:style style:name="P2" style:family="paragraph" style:parent-style-name="Text_20_body">
      <style:text-properties officeooo:rsid="0011b077" officeooo:paragraph-rsid="0011b077"/>
    </style:style>
    <style:style style:name="P3" style:family="paragraph" style:parent-style-name="Text_20_body">
      <style:text-properties officeooo:rsid="0011b077" officeooo:paragraph-rsid="0013992e"/>
    </style:style>
    <style:style style:name="P4" style:family="paragraph" style:parent-style-name="Text_20_body">
      <style:text-properties officeooo:rsid="0013992e" officeooo:paragraph-rsid="0013992e"/>
    </style:style>
    <style:style style:name="P5" style:family="paragraph" style:parent-style-name="Text_20_body">
      <style:text-properties officeooo:rsid="00158c47" officeooo:paragraph-rsid="00158c47"/>
    </style:style>
    <style:style style:name="P6" style:family="paragraph" style:parent-style-name="Text_20_body">
      <style:text-properties officeooo:rsid="0019e412" officeooo:paragraph-rsid="0019e412"/>
    </style:style>
    <style:style style:name="P7" style:family="paragraph" style:parent-style-name="Subtitle">
      <style:paragraph-properties fo:break-before="page"/>
      <style:text-properties officeooo:rsid="002c5c92" officeooo:paragraph-rsid="002c5c92"/>
    </style:style>
    <style:style style:name="P8" style:family="paragraph" style:parent-style-name="Subtitle">
      <style:paragraph-properties fo:break-before="page"/>
      <style:text-properties officeooo:rsid="002d746c" officeooo:paragraph-rsid="002d746c"/>
    </style:style>
    <style:style style:name="P9" style:family="paragraph" style:parent-style-name="Heading_20_3">
      <style:text-properties officeooo:paragraph-rsid="002e1192"/>
    </style:style>
    <style:style style:name="P10" style:family="paragraph" style:parent-style-name="Text_20_body" style:list-style-name="L2">
      <style:text-properties officeooo:rsid="002d746c" officeooo:paragraph-rsid="002d746c"/>
    </style:style>
    <style:style style:name="P11" style:family="paragraph" style:parent-style-name="Text_20_body">
      <style:text-properties officeooo:rsid="0011b077" officeooo:paragraph-rsid="002e1192"/>
    </style:style>
    <style:style style:name="P12" style:family="paragraph" style:parent-style-name="Text_20_body">
      <style:text-properties officeooo:rsid="0019e412" officeooo:paragraph-rsid="002f9d8d"/>
    </style:style>
    <style:style style:name="P13" style:family="paragraph" style:parent-style-name="Text_20_body">
      <style:text-properties officeooo:rsid="0013992e" officeooo:paragraph-rsid="002e1192"/>
    </style:style>
    <style:style style:name="P14" style:family="paragraph" style:parent-style-name="Text_20_body">
      <style:text-properties officeooo:rsid="00158c47" officeooo:paragraph-rsid="002e1192"/>
    </style:style>
    <style:style style:name="P15" style:family="paragraph" style:parent-style-name="Text_20_body" style:list-style-name="L3">
      <style:text-properties officeooo:paragraph-rsid="002f9d8d"/>
    </style:style>
    <style:style style:name="P16" style:family="paragraph" style:parent-style-name="Text_20_body" style:list-style-name="L3">
      <style:text-properties officeooo:rsid="002f9d8d" officeooo:paragraph-rsid="002f9d8d"/>
    </style:style>
    <style:style style:name="P17" style:family="paragraph" style:parent-style-name="Text_20_body" style:list-style-name="L1">
      <style:paragraph-properties fo:margin-top="0in" fo:margin-bottom="0.0201in" loext:contextual-spacing="false"/>
      <style:text-properties officeooo:rsid="001619e8" officeooo:paragraph-rsid="001619e8"/>
    </style:style>
    <style:style style:name="P18" style:family="paragraph" style:parent-style-name="Text_20_body" style:list-style-name="L1">
      <style:paragraph-properties fo:margin-top="0in" fo:margin-bottom="0.0201in" loext:contextual-spacing="false"/>
      <style:text-properties officeooo:rsid="00165a91" officeooo:paragraph-rsid="00165a91"/>
    </style:style>
    <style:style style:name="P19" style:family="paragraph" style:parent-style-name="Text_20_body" style:list-style-name="L1">
      <style:paragraph-properties fo:margin-top="0in" fo:margin-bottom="0.0201in" loext:contextual-spacing="false"/>
      <style:text-properties officeooo:rsid="0017dbc4" officeooo:paragraph-rsid="0017dbc4"/>
    </style:style>
    <style:style style:name="P20" style:family="paragraph" style:parent-style-name="Text_20_body" style:list-style-name="L1">
      <style:paragraph-properties fo:margin-top="0in" fo:margin-bottom="0.0201in" loext:contextual-spacing="false"/>
      <style:text-properties officeooo:rsid="0017dbc4" officeooo:paragraph-rsid="001ff4cb"/>
    </style:style>
    <style:style style:name="P21" style:family="paragraph" style:parent-style-name="Text_20_body" style:list-style-name="L1">
      <style:paragraph-properties fo:margin-top="0in" fo:margin-bottom="0.0201in" loext:contextual-spacing="false"/>
      <style:text-properties officeooo:rsid="001ac2d2" officeooo:paragraph-rsid="001ac2d2"/>
    </style:style>
    <style:style style:name="P22" style:family="paragraph" style:parent-style-name="Text_20_body" style:list-style-name="L1">
      <style:paragraph-properties fo:margin-top="0in" fo:margin-bottom="0.0201in" loext:contextual-spacing="false"/>
      <style:text-properties officeooo:rsid="001c48f8" officeooo:paragraph-rsid="001c48f8"/>
    </style:style>
    <style:style style:name="P23" style:family="paragraph" style:parent-style-name="Text_20_body" style:list-style-name="L1">
      <style:paragraph-properties fo:margin-top="0in" fo:margin-bottom="0.0201in" loext:contextual-spacing="false"/>
      <style:text-properties officeooo:rsid="001ca2f4" officeooo:paragraph-rsid="001ca2f4"/>
    </style:style>
    <style:style style:name="P24" style:family="paragraph" style:parent-style-name="Text_20_body" style:list-style-name="L1">
      <style:paragraph-properties fo:margin-top="0in" fo:margin-bottom="0.0201in" loext:contextual-spacing="false"/>
      <style:text-properties officeooo:rsid="001879c3" officeooo:paragraph-rsid="001879c3"/>
    </style:style>
    <style:style style:name="P25" style:family="paragraph" style:parent-style-name="Text_20_body" style:list-style-name="L1">
      <style:paragraph-properties fo:margin-top="0in" fo:margin-bottom="0.0201in" loext:contextual-spacing="false"/>
      <style:text-properties officeooo:rsid="0018cc07" officeooo:paragraph-rsid="0018cc07"/>
    </style:style>
    <style:style style:name="P26" style:family="paragraph" style:parent-style-name="Text_20_body" style:list-style-name="L1">
      <style:paragraph-properties fo:margin-top="0in" fo:margin-bottom="0.0201in" loext:contextual-spacing="false"/>
      <style:text-properties officeooo:paragraph-rsid="001684ca"/>
    </style:style>
    <style:style style:name="P27" style:family="paragraph" style:parent-style-name="Text_20_body" style:list-style-name="L1">
      <style:paragraph-properties fo:margin-top="0in" fo:margin-bottom="0.0201in" loext:contextual-spacing="false"/>
      <style:text-properties officeooo:paragraph-rsid="002a7df2"/>
    </style:style>
    <style:style style:name="P28" style:family="paragraph" style:parent-style-name="Text_20_body" style:list-style-name="L1">
      <style:paragraph-properties fo:margin-top="0in" fo:margin-bottom="0.0201in" loext:contextual-spacing="false"/>
      <style:text-properties officeooo:rsid="0021f28a" officeooo:paragraph-rsid="002a7df2"/>
    </style:style>
    <style:style style:name="P29" style:family="paragraph" style:parent-style-name="Text_20_body" style:list-style-name="L1">
      <style:paragraph-properties fo:margin-top="0in" fo:margin-bottom="0.0201in" loext:contextual-spacing="false"/>
      <style:text-properties officeooo:rsid="00241ec8" officeooo:paragraph-rsid="002a7df2"/>
    </style:style>
    <style:style style:name="P30" style:family="paragraph" style:parent-style-name="Text_20_body" style:list-style-name="L1">
      <style:paragraph-properties fo:margin-top="0in" fo:margin-bottom="0.0201in" loext:contextual-spacing="false"/>
      <style:text-properties officeooo:rsid="002a7df2" officeooo:paragraph-rsid="002a7df2"/>
    </style:style>
    <style:style style:name="P31" style:family="paragraph" style:parent-style-name="Text_20_body" style:list-style-name="L1">
      <style:paragraph-properties fo:margin-top="0in" fo:margin-bottom="0.0201in" loext:contextual-spacing="false"/>
      <style:text-properties officeooo:rsid="0034ba32" officeooo:paragraph-rsid="0034ba32"/>
    </style:style>
    <style:style style:name="T1" style:family="text">
      <style:text-properties officeooo:rsid="0013992e"/>
    </style:style>
    <style:style style:name="T2" style:family="text">
      <style:text-properties fo:font-weight="bold" officeooo:rsid="0013992e" style:font-weight-asian="bold" style:font-weight-complex="bold"/>
    </style:style>
    <style:style style:name="T3" style:family="text">
      <style:text-properties fo:font-weight="bold" officeooo:rsid="00158925" style:font-weight-asian="bold" style:font-weight-complex="bold"/>
    </style:style>
    <style:style style:name="T4" style:family="text">
      <style:text-properties fo:font-weight="bold" officeooo:rsid="00204171" style:font-weight-asian="bold" style:font-weight-complex="bold"/>
    </style:style>
    <style:style style:name="T5" style:family="text">
      <style:text-properties fo:font-weight="bold" officeooo:rsid="00258380" style:font-weight-asian="bold" style:font-weight-complex="bold"/>
    </style:style>
    <style:style style:name="T6" style:family="text">
      <style:text-properties officeooo:rsid="00158925"/>
    </style:style>
    <style:style style:name="T7" style:family="text">
      <style:text-properties fo:font-weight="normal" officeooo:rsid="0013992e" style:font-weight-asian="normal" style:font-weight-complex="normal"/>
    </style:style>
    <style:style style:name="T8" style:family="text">
      <style:text-properties fo:font-weight="normal" officeooo:rsid="00158925" style:font-weight-asian="normal" style:font-weight-complex="normal"/>
    </style:style>
    <style:style style:name="T9" style:family="text">
      <style:text-properties fo:font-weight="normal" officeooo:rsid="00204171" style:font-weight-asian="normal" style:font-weight-complex="normal"/>
    </style:style>
    <style:style style:name="T10" style:family="text">
      <style:text-properties fo:font-weight="normal" officeooo:rsid="0028f236" style:font-weight-asian="normal" style:font-weight-complex="normal"/>
    </style:style>
    <style:style style:name="T11" style:family="text">
      <style:text-properties fo:font-weight="normal" officeooo:rsid="002e1192" style:font-weight-asian="normal" style:font-weight-complex="normal"/>
    </style:style>
    <style:style style:name="T12" style:family="text">
      <style:text-properties officeooo:rsid="00165a91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65a91" style:font-style-asian="italic" style:font-style-complex="italic"/>
    </style:style>
    <style:style style:name="T15" style:family="text">
      <style:text-properties fo:font-style="italic" officeooo:rsid="001e448a" style:font-style-asian="italic" style:font-style-complex="italic"/>
    </style:style>
    <style:style style:name="T16" style:family="text">
      <style:text-properties fo:font-style="italic" officeooo:rsid="001684ca" style:font-style-asian="italic" style:font-style-complex="italic"/>
    </style:style>
    <style:style style:name="T17" style:family="text">
      <style:text-properties fo:font-style="italic" officeooo:rsid="003292cc" style:font-style-asian="italic" style:font-style-complex="italic"/>
    </style:style>
    <style:style style:name="T18" style:family="text">
      <style:text-properties fo:font-style="italic" officeooo:rsid="0033f7b6" style:font-style-asian="italic" style:font-style-complex="italic"/>
    </style:style>
    <style:style style:name="T19" style:family="text">
      <style:text-properties fo:font-style="italic" fo:font-weight="normal" officeooo:rsid="00204171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7dbc4" style:font-style-asian="normal" style:font-style-complex="normal"/>
    </style:style>
    <style:style style:name="T22" style:family="text">
      <style:text-properties fo:font-style="normal" officeooo:rsid="001f9a8e" style:font-style-asian="normal" style:font-style-complex="normal"/>
    </style:style>
    <style:style style:name="T23" style:family="text">
      <style:text-properties fo:font-style="normal" officeooo:rsid="001e448a" style:font-style-asian="normal" style:font-style-complex="normal"/>
    </style:style>
    <style:style style:name="T24" style:family="text">
      <style:text-properties fo:font-style="normal" officeooo:rsid="003292cc" style:font-style-asian="normal" style:font-style-complex="normal"/>
    </style:style>
    <style:style style:name="T25" style:family="text">
      <style:text-properties fo:font-style="normal" officeooo:rsid="0033f7b6" style:font-style-asian="normal" style:font-style-complex="normal"/>
    </style:style>
    <style:style style:name="T26" style:family="text">
      <style:text-properties officeooo:rsid="001c985c"/>
    </style:style>
    <style:style style:name="T27" style:family="text">
      <style:text-properties officeooo:rsid="00204171"/>
    </style:style>
    <style:style style:name="T28" style:family="text">
      <style:text-properties officeooo:rsid="001e448a"/>
    </style:style>
    <style:style style:name="T29" style:family="text">
      <style:text-properties officeooo:rsid="001684ca"/>
    </style:style>
    <style:style style:name="T30" style:family="text">
      <style:text-properties officeooo:rsid="002c5c92"/>
    </style:style>
    <style:style style:name="T31" style:family="text">
      <style:text-properties officeooo:rsid="002d746c"/>
    </style:style>
    <style:style style:name="T32" style:family="text">
      <style:text-properties officeooo:rsid="002e1192"/>
    </style:style>
    <style:style style:name="T33" style:family="text">
      <style:text-properties officeooo:rsid="002f9d8d"/>
    </style:style>
    <style:style style:name="T34" style:family="text">
      <style:text-properties officeooo:rsid="003292cc"/>
    </style:style>
    <style:style style:name="T35" style:family="text">
      <style:text-properties officeooo:rsid="0033f7b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Problema.</text:p>
      <text:p text:style-name="P2">Interpretar o ejecutar el código fuente en Brainfuck <text:span text:style-name="T1">proporcionado</text:span>.</text:p>
      <text:p text:style-name="P6">El procesamiento se limitará a 32 bytes.</text:p>
      <text:h text:style-name="Heading_20_3" text:outline-level="3">Datos de entrada.</text:h>
      <text:p text:style-name="P4">Archivo de código fuente (source code).</text:p>
      <text:p text:style-name="P3"><text:span text:style-name="T2">Medio:</text:span><text:span text:style-name="T7"> </text:span><text:span text:style-name="T8">A</text:span>rchivo externo.</text:p>
      <text:h text:style-name="Heading_20_3" text:outline-level="3">Datos de salida.</text:h>
      <text:p text:style-name="P5">El resultado de la ejecución del código fuente proporcionado, en formato ASCII.</text:p>
      <text:p text:style-name="P2"><text:span text:style-name="T3">Medio:</text:span><text:span text:style-name="T6"> D</text:span>ispositivo de salida estándar.</text:p>
      <text:p text:style-name="P1">Algoritmo <text:span text:style-name="T30">principal</text:span>.</text:p>
      <text:list xml:id="list7042507885130846746" text:style-name="L1">
        <text:list-item>
          <text:p text:style-name="P17">Inicializar variables:</text:p>
          <text:p text:style-name="P17"><text:span text:style-name="T17">archivo </text:span><text:span text:style-name="T24">en “”,</text:span><text:span text:style-name="T17"> </text:span><text:span text:style-name="T13">longitud</text:span> en 0, <text:span text:style-name="T14">indice</text:span><text:span text:style-name="T12"> en 0, </text:span><text:span text:style-name="T14">caracter</text:span><text:span text:style-name="T12"> en 0, arreglo </text:span><text:span text:style-name="T14">buffer</text:span><text:span text:style-name="T12"> en 0x0 de tamaño 32, </text:span><text:span text:style-name="T14">iterador</text:span><text:span text:style-name="T12"> en 0, </text:span><text:span text:style-name="T14">final</text:span><text:span text:style-name="T12"> en “”.</text:span></text:p>
        </text:list-item>
        <text:list-item>
          <text:p text:style-name="P17">Lectura del archivo (source code) <text:span text:style-name="T34">en </text:span><text:span text:style-name="T17">archivo</text:span>.</text:p>
        </text:list-item>
        <text:list-item>
          <text:p text:style-name="P18">Asignar longitud del archivo a <text:span text:style-name="T13">longitud</text:span>.</text:p>
        </text:list-item>
        <text:list-item>
          <text:p text:style-name="P18"><text:span text:style-name="T33">Si llamar a comprobar_llaves es falso entonces: Salir.</text:span></text:p>
        </text:list-item>
        <text:list-item>
          <text:p text:style-name="P17">Mientras <text:span text:style-name="T14">indice</text:span><text:span text:style-name="T12"> &lt;= </text:span><text:span text:style-name="T14">longitud </text:span><text:span text:style-name="T21">hacer</text:span><text:span text:style-name="T12">:</text:span></text:p>
          <text:list>
            <text:list-item>
              <text:p text:style-name="P26"><text:span text:style-name="T29">Asignar caracter en </text:span><text:span text:style-name="T16">longitud</text:span><text:span text:style-name="T29"> en posición </text:span><text:span text:style-name="T16">indice</text:span><text:span text:style-name="T29"> a </text:span><text:span text:style-name="T16">caracter</text:span><text:span text:style-name="T29">.</text:span></text:p>
            </text:list-item>
            <text:list-item>
              <text:p text:style-name="P20">Según sea <text:span text:style-name="T13">caracter</text:span> hacer:</text:p>
              <text:list>
                <text:list-header>
                  <text:p text:style-name="P20">'+':</text:p>
                  <text:list>
                    <text:list-header>
                      <text:p text:style-name="P21">Incrementar valor en <text:span text:style-name="T13">buffer</text:span> en <text:span text:style-name="T13">iterador</text:span> por 1.</text:p>
                    </text:list-header>
                  </text:list>
                  <text:p text:style-name="P19">'-':</text:p>
                  <text:list text:continue-numbering="true">
                    <text:list-header>
                      <text:p text:style-name="P21">Disminuir valor en <text:span text:style-name="T13">buffer</text:span> en <text:span text:style-name="T13">iterador</text:span> por 1.</text:p>
                    </text:list-header>
                  </text:list>
                  <text:p text:style-name="P19">'<text:span text:style-name="T26">&gt;</text:span>':</text:p>
                  <text:list text:continue-numbering="true">
                    <text:list-header>
                      <text:p text:style-name="P22">Incrementar <text:span text:style-name="T13">iterador</text:span><text:span text:style-name="T20"> por 1.</text:span></text:p>
                    </text:list-header>
                  </text:list>
                  <text:p text:style-name="P19">'<text:span text:style-name="T26">&lt;</text:span>':</text:p>
                  <text:list text:continue-numbering="true">
                    <text:list-header>
                      <text:p text:style-name="P22">Disminuir <text:span text:style-name="T13">iterador</text:span><text:span text:style-name="T20"> por 1.</text:span></text:p>
                    </text:list-header>
                  </text:list>
                  <text:p text:style-name="P19">',':</text:p>
                  <text:list text:continue-numbering="true">
                    <text:list-header>
                      <text:p text:style-name="P23">Leer valor en <text:span text:style-name="T13">buffer</text:span><text:span text:style-name="T20"> en </text:span><text:span text:style-name="T13">iterador</text:span>.</text:p>
                    </text:list-header>
                  </text:list>
                  <text:p text:style-name="P19">'.':</text:p>
                  <text:list text:continue-numbering="true">
                    <text:list-header>
                      <text:p text:style-name="P23"><text:span text:style-name="T35">Añadir</text:span> <text:span text:style-name="T20">valor</text:span><text:span text:style-name="T13"> </text:span><text:span text:style-name="T20">en</text:span><text:span text:style-name="T13"> buffer</text:span><text:span text:style-name="T20"> en </text:span><text:span text:style-name="T13">iterador</text:span><text:span text:style-name="T20"> </text:span><text:span text:style-name="T25">a </text:span><text:span text:style-name="T18">final</text:span><text:span text:style-name="T20">.</text:span></text:p>
                    </text:list-header>
                  </text:list>
                  <text:p text:style-name="P30"><text:span text:style-name="T20">'[':</text:span></text:p>
                  <text:list text:continue-numbering="true">
                    <text:list-header>
                      <text:p text:style-name="P27"><text:span text:style-name="T27">Si </text:span><text:span text:style-name="T15">buffer</text:span><text:span text:style-name="T23"> </text:span><text:span text:style-name="T22">en </text:span><text:span text:style-name="T15">iterador</text:span><text:span text:style-name="T28"> es 0 entonces:</text:span></text:p>
                      <text:list>
                        <text:list-header>
                          <text:p text:style-name="P27"><text:span text:style-name="T28">Asignar </text:span><text:span text:style-name="T4">matching_closing_key</text:span><text:span text:style-name="T9"> </text:span><text:span text:style-name="T10">+ 1 </text:span><text:span text:style-name="T9">de </text:span><text:span text:style-name="T19">indice</text:span><text:span text:style-name="T9"> a </text:span><text:span text:style-name="T19">indice</text:span><text:span text:style-name="T27">.</text:span></text:p>
                          <text:p text:style-name="P27"><text:span text:style-name="T27">Saltar_mientras.</text:span></text:p>
                        </text:list-header>
                      </text:list>
                      <text:p text:style-name="P28"><text:span text:style-name="T20">Fin_si.</text:span></text:p>
                    </text:list-header>
                  </text:list>
                  <text:p text:style-name="P30"><text:span text:style-name="T20">']':</text:span></text:p>
                  <text:list text:continue-numbering="true">
                    <text:list-header>
                      <text:p text:style-name="P29"><text:span text:style-name="T27">Si </text:span><text:span text:style-name="T15">buffer</text:span><text:span text:style-name="T23"> </text:span><text:span text:style-name="T22">en </text:span><text:span text:style-name="T15">iterador</text:span><text:span text:style-name="T28"> </text:span>NO <text:span text:style-name="T28">es 0 entonces:</text:span></text:p>
                      <text:list>
                        <text:list-header>
                          <text:p text:style-name="P29"><text:span text:style-name="T27">Asignar </text:span><text:span text:style-name="T4">matching_</text:span><text:span text:style-name="T5">opening</text:span><text:span text:style-name="T4">_key</text:span><text:span text:style-name="T9"> </text:span><text:span text:style-name="T10">+ 1 </text:span><text:span text:style-name="T9">de </text:span><text:span text:style-name="T19">indice</text:span><text:span text:style-name="T9"> a </text:span><text:span text:style-name="T19">indice</text:span><text:span text:style-name="T27">.</text:span></text:p>
                          <text:p text:style-name="P29">Saltar_mientras.</text:p>
                        </text:list-header>
                      </text:list>
                      <text:p text:style-name="P29"><text:span text:style-name="T20">Fin_si.</text:span></text:p>
                    </text:list-header>
                  </text:list>
                </text:list-header>
              </text:list>
            </text:list-item>
            <text:list-item>
              <text:p text:style-name="P24">Fin_según.</text:p>
            </text:list-item>
            <text:list-item>
              <text:p text:style-name="P24">Aumentar <text:span text:style-name="T13">indice </text:span><text:span text:style-name="T20">por 1 y asignar a </text:span><text:span text:style-name="T13">indice</text:span>.</text:p>
            </text:list-item>
          </text:list>
        </text:list-item>
        <text:list-item>
          <text:p text:style-name="P24">Fin_mientras.</text:p>
        </text:list-item>
        <text:list-item>
          <text:p text:style-name="P31">Escribir <text:span text:style-name="T13">final</text:span>.</text:p>
        </text:list-item>
        <text:list-item>
          <text:p text:style-name="P25">Salida.</text:p>
        </text:list-item>
      </text:list>
      <text:p text:style-name="P8">Problema comprobar_llaves</text:p>
      <text:p text:style-name="P12"><text:span text:style-name="T33">Comprobar que la sintaxis de las llaves en el código proporcionado sea correcta, de acuerdo a los siguientes parámetros:</text:span></text:p>
      <text:list xml:id="list645543973379213966" text:style-name="L3">
        <text:list-item>
          <text:p text:style-name="P15"><text:span text:style-name="T33">La cantidad de llaves de apertura debe ser igual a la cantidad de llaves de cierre.</text:span></text:p>
        </text:list-item>
        <text:list-item>
          <text:p text:style-name="P16">Nunca debe haber llaves de cierre sin haber llaves de apertura.</text:p>
        </text:list-item>
      </text:list>
      <text:h text:style-name="P9" text:outline-level="3">Datos de entrada.</text:h>
      <text:p text:style-name="P13"><text:span text:style-name="T32">C</text:span>ódigo fuente (source code).</text:p>
      <text:p text:style-name="P11"><text:span text:style-name="T2">Medio:</text:span><text:span text:style-name="T7"> </text:span><text:span text:style-name="T11">Argumento de método</text:span>.</text:p>
      <text:h text:style-name="P9" text:outline-level="3">Datos de salida.</text:h>
      <text:p text:style-name="P14"><text:span text:style-name="T32">Verdadero o falso</text:span>.</text:p>
      <text:p text:style-name="P11"><text:span text:style-name="T3">Medio:</text:span><text:span text:style-name="T6"> Valor de retorno de método</text:span>.</text:p>
      <text:p text:style-name="P7">Algoritmo <text:span text:style-name="T31">comprobar_llaves</text:span></text:p>
      <text:list xml:id="list1229189514985009483" text:style-name="L2"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09:23:48.284000000</meta:creation-date>
    <dc:date>2016-01-27T08:39:12.295000000</dc:date>
    <meta:editing-duration>PT1H47M41S</meta:editing-duration>
    <meta:editing-cycles>37</meta:editing-cycles>
    <meta:generator>LibreOffice/4.4.5.2$Windows_x86 LibreOffice_project/a22f674fd25a3b6f45bdebf25400ed2adff0ff99</meta:generator>
    <meta:document-statistic meta:table-count="0" meta:image-count="0" meta:object-count="0" meta:page-count="4" meta:paragraph-count="57" meta:word-count="299" meta:character-count="1794" meta:non-whitespace-character-count="1566"/>
  </office:meta>
</office:document-meta>
</file>